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245cm" draw:marker-end-width="0.245cm" draw:fill="none" draw:fill-color="#ffffff" draw:textarea-horizontal-align="left" draw:auto-grow-width="true" fo:min-height="0.412cm" fo:min-width="1.695cm" loext:decorative="false"/>
      <style:paragraph-properties style:writing-mode="lr-tb"/>
    </style:style>
    <style:style style:name="gr2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83caff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412cm" fo:min-width="8.529cm" loext:decorative="false"/>
      <style:paragraph-properties style:writing-mode="lr-tb"/>
    </style:style>
    <style:style style:name="gr4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5cm" draw:marker-end="Dimension_20_Lines" draw:marker-end-width="0.205cm" draw:stroke-linejoin="round" draw:textarea-horizontal-align="center" draw:textarea-vertical-align="middle" fo:padding-top="0.027cm" fo:padding-bottom="0.027cm" fo:padding-left="0.027cm" fo:padding-right="0.027cm" loext:decorative="fals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412cm" fo:min-width="4.024cm" loext:decorative="false"/>
      <style:paragraph-properties style:writing-mode="lr-tb"/>
    </style:style>
    <style:style style:name="gr6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aecf00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7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ffd320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8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ff420e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9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solid" draw:stroke-dash="Dashed_20__28_var_29__20_1" svg:stroke-width="0.053cm" svg:stroke-color="#000000" draw:marker-start="Dimension_20_Lines" draw:marker-start-width="0.204cm" draw:marker-end="Dimension_20_Lines" draw:marker-end-width="0.204cm" draw:stroke-linejoin="round" draw:textarea-horizontal-align="center" draw:textarea-vertical-align="middle" fo:padding-top="0.026cm" fo:padding-bottom="0.026cm" fo:padding-left="0.026cm" fo:padding-right="0.026cm" loext:decorative="false"/>
    </style:style>
    <style:style style:name="gr11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004586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12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579d1c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13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none" draw:fill-color="#579d1c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-width="0.25cm" draw:marker-end-width="0.25cm" draw:stroke-linejoin="none" draw:fill="solid" draw:fill-color="#c5000b" draw:textarea-horizontal-align="center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15" style:family="graphic" style:parent-style-name="standard">
      <style:graphic-properties draw:stroke="none" svg:stroke-width="0.053cm" draw:marker-start-width="0.279cm" draw:marker-end-width="0.279cm" draw:fill="none" draw:fill-color="#ffffff" draw:textarea-horizontal-align="left" draw:auto-grow-width="true" fo:min-height="0.412cm" fo:min-width="1.484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412cm" fo:min-width="1.272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12cm" fo:min-width="1.06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412cm" fo:min-width="1.484cm" loext:decorative="false"/>
      <style:paragraph-properties style:writing-mode="lr-tb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39cm" fo:min-width="4.863cm" fo:padding-top="0.14cm" fo:padding-bottom="0.14cm" fo:padding-left="0.265cm" fo:padding-right="0.265cm" loext:decorative="false"/>
      <style:paragraph-properties style:writing-mode="lr-tb"/>
    </style:style>
    <style:style style:name="gr2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4cm" fo:min-width="6.725cm" fo:padding-top="0.14cm" fo:padding-bottom="0.14cm" fo:padding-left="0.265cm" fo:padding-right="0.265cm" loext:decorative="false"/>
      <style:paragraph-properties style:writing-mode="lr-tb"/>
    </style:style>
    <style:style style:name="P1" style:family="paragraph">
      <style:text-properties style:font-name="IBM Plex Sans"/>
    </style:style>
    <style:style style:name="P2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7pt" style:font-name-complex="DejaVu Sans Mono" style:font-size-complex="7pt" style:text-scale="100%" style:text-overline-style="none" style:text-overline-color="font-color"/>
    </style:style>
    <style:style style:name="P3" style:family="paragraph">
      <style:paragraph-properties fo:text-align="center"/>
      <style:text-properties style:font-name="IBM Plex Sans"/>
    </style:style>
    <style:style style:name="P4" style:family="paragraph">
      <loext:graphic-properties draw:fill="solid" draw:fill-color="#83caff"/>
      <style:paragraph-properties fo:text-align="center"/>
      <style:text-properties style:font-name="IBM Plex Sans" fo:font-size="10pt" style:font-size-asian="10pt" style:font-size-complex="10pt"/>
    </style:style>
    <style:style style:name="P5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font-name-complex="DejaVu Sans Mono" style:font-size-complex="10pt" style:text-scale="100%" style:text-overline-style="none" style:text-overline-color="font-color"/>
    </style:style>
    <style:style style:name="P6" style:family="paragraph">
      <loext:graphic-properties draw:fill="solid" draw:fill-color="#aecf00"/>
      <style:paragraph-properties fo:text-align="center"/>
      <style:text-properties style:font-name="IBM Plex Sans" fo:font-size="9pt" style:font-size-asian="9pt" style:font-size-complex="9pt"/>
    </style:style>
    <style:style style:name="P7" style:family="paragraph">
      <loext:graphic-properties draw:fill="solid" draw:fill-color="#ffd320"/>
      <style:paragraph-properties fo:text-align="center"/>
      <style:text-properties style:font-name="IBM Plex Sans" fo:font-size="10pt" style:font-size-asian="10pt" style:font-size-complex="10pt"/>
    </style:style>
    <style:style style:name="P8" style:family="paragraph">
      <loext:graphic-properties draw:fill="solid" draw:fill-color="#ff420e"/>
      <style:paragraph-properties fo:text-align="center"/>
      <style:text-properties style:font-name="IBM Plex Sans" fo:font-size="10pt" style:font-size-asian="10pt" style:font-size-complex="10pt"/>
    </style:style>
    <style:style style:name="P9" style:family="paragraph">
      <loext:graphic-properties draw:fill="solid" draw:fill-color="#ff420e"/>
      <style:paragraph-properties fo:text-align="center"/>
      <style:text-properties fo:color="#ffffff" loext:opacity="100%" style:font-name="IBM Plex Sans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/>
      <style:paragraph-properties fo:text-align="center"/>
      <style:text-properties style:font-name="IBM Plex Sans" fo:font-size="11pt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style:font-name="IBM Plex Sans" fo:font-size="10pt" style:font-size-asian="14pt" style:font-size-complex="14pt"/>
    </style:style>
    <style:style style:name="P12" style:family="paragraph">
      <style:paragraph-properties fo:text-align="center"/>
      <style:text-properties style:font-name="IBM Plex Sans" fo:font-size="16pt" style:font-size-asian="16pt" style:font-size-complex="16pt"/>
    </style:style>
    <style:style style:name="P13" style:family="paragraph">
      <loext:graphic-properties draw:fill="solid" draw:fill-color="#004586"/>
      <style:paragraph-properties fo:text-align="center"/>
      <style:text-properties fo:color="#ffffff" loext:opacity="100%" style:font-name="IBM Plex Sans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579d1c"/>
      <style:paragraph-properties fo:text-align="center"/>
      <style:text-properties fo:color="#ffffff" loext:opacity="100%" style:font-name="IBM Plex Sans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579d1c"/>
      <style:paragraph-properties fo:text-align="center"/>
      <style:text-properties fo:color="#333333" loext:opacity="100%" style:font-name="IBM Plex Sans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c5000b"/>
      <style:paragraph-properties fo:text-align="center"/>
      <style:text-properties fo:color="#ffffff" loext:opacity="100%" style:font-name="IBM Plex Sans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/>
      <style:paragraph-properties fo:text-align="center"/>
      <style:text-properties style:font-name="IBM Plex Sans" fo:font-size="9pt" style:font-size-asian="13pt" style:font-size-complex="13pt"/>
    </style:style>
    <style:style style:name="P1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IBM Plex San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font-name-complex="DejaVu Sans Mono" style:font-size-complex="6pt" style:text-scale="100%" style:text-overline-style="none" style:text-overline-color="font-color"/>
    </style:style>
    <style:style style:name="P19" style:family="paragraph">
      <loext:graphic-properties draw:fill="none"/>
      <style:paragraph-properties fo:text-align="center"/>
      <style:text-properties style:font-name="IBM Plex Sans" fo:font-size="10pt" style:font-size-asian="10pt" style:font-size-complex="10pt"/>
    </style:style>
    <style:style style:name="T1" style:family="text">
      <style:text-properties style:use-window-font-color="true" loext:opacity="0%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7pt" style:font-name-complex="DejaVu Sans Mono" style:font-size-complex="7pt" style:text-scale="100%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font-name-complex="DejaVu Sans Mono" style:font-size-complex="10pt" style:text-scale="100%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33333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pt" style:font-name-complex="DejaVu Sans Mono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195cm" svg:height="0.708cm" svg:x="0.598cm" svg:y="1.65cm">
          <draw:text-box>
            <text:p text:style-name="P1"><text:span text:style-name="T1">6 octets</text:span></text:p>
          </draw:text-box>
        </draw:frame>
        <draw:path draw:style-name="gr2" draw:text-style-name="P4" draw:layer="layout" svg:width="2.963cm" svg:height="0.93cm" svg:x="0.2cm" svg:y="2.147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destination</text:span></text:p>
        </draw:path>
        <draw:frame draw:style-name="gr1" draw:text-style-name="P2" draw:layer="layout" svg:width="2.195cm" svg:height="0.708cm" svg:x="15.054cm" svg:y="1.639cm">
          <draw:text-box>
            <text:p text:style-name="P1"><text:span text:style-name="T1">4 octets</text:span></text:p>
          </draw:text-box>
        </draw:frame>
        <draw:frame draw:style-name="gr3" draw:text-style-name="P5" draw:layer="layout" svg:width="9.029cm" svg:height="0.708cm" svg:x="7.732cm" svg:y="0.987cm">
          <draw:text-box>
            <text:p text:style-name="P1"><text:span text:style-name="T3">MTU: Maximum Transmit Unit = 1500 octets</text:span></text:p>
          </draw:text-box>
        </draw:frame>
        <draw:line draw:style-name="gr4" draw:text-style-name="P3" draw:layer="layout" svg:x1="0.232cm" svg:y1="0.725cm" svg:x2="16.955cm" svg:y2="0.725cm">
          <text:p/>
        </draw:line>
        <draw:frame draw:style-name="gr5" draw:text-style-name="P5" draw:layer="layout" svg:width="4.524cm" svg:height="0.708cm" svg:x="6.332cm" svg:y="0.2cm">
          <draw:text-box>
            <text:p text:style-name="P1"><text:span text:style-name="T3">maximum 1518 octets</text:span></text:p>
          </draw:text-box>
        </draw:frame>
        <draw:path draw:style-name="gr2" draw:text-style-name="P4" draw:layer="layout" svg:width="2.963cm" svg:height="0.93cm" svg:x="3.164cm" svg:y="2.147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source</text:span></text:p>
        </draw:path>
        <draw:path draw:style-name="gr6" draw:text-style-name="P6" draw:layer="layout" svg:width="1.608cm" svg:height="0.93cm" svg:x="6.128cm" svg:y="2.147cm" svg:viewBox="0 0 1609 931" svg:d="M85 0c-44 0-85 76-85 155v620c0 79 41 156 85 156h1439c43 0 84-77 84-156v-620c0-79-41-155-84-155zM0 0zM1609 931z">
          <text:p text:style-name="P3"><text:span text:style-name="T4">type /</text:span></text:p>
          <text:p text:style-name="P3"><text:span text:style-name="T4">longueur</text:span></text:p>
        </draw:path>
        <draw:path draw:style-name="gr7" draw:text-style-name="P7" draw:layer="layout" svg:width="1.862cm" svg:height="0.93cm" svg:x="15.105cm" svg:y="2.147cm" svg:viewBox="0 0 1863 931" svg:d="M97 0c-48 0-97 76-97 155v620c0 79 49 156 97 156h1668c48 0 97-77 97-156v-620c0-79-49-155-97-155zM0 0zM1863 931z">
          <text:p text:style-name="P3"><text:span text:style-name="T2">FCS</text:span></text:p>
        </draw:path>
        <draw:path draw:style-name="gr2" draw:text-style-name="P4" draw:layer="layout" svg:width="2.963cm" svg:height="0.93cm" svg:x="0.2cm" svg:y="4.18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destination</text:span></text:p>
        </draw:path>
        <draw:path draw:style-name="gr2" draw:text-style-name="P4" draw:layer="layout" svg:width="2.963cm" svg:height="0.93cm" svg:x="3.164cm" svg:y="4.18cm" svg:viewBox="0 0 2964 931" svg:d="M156 0c-79 0-156 76-156 155v620c0 79 77 156 156 156h2651c77 0 156-77 156-156v-620c0-79-79-155-156-155zM0 0zM2964 931z">
          <text:p text:style-name="P3"><text:span text:style-name="T2">adresse MAC</text:span></text:p>
          <text:p text:style-name="P3"><text:span text:style-name="T2">source</text:span></text:p>
        </draw:path>
        <draw:path draw:style-name="gr6" draw:text-style-name="P6" draw:layer="layout" svg:width="1.608cm" svg:height="0.93cm" svg:x="7.991cm" svg:y="4.18cm" svg:viewBox="0 0 1609 931" svg:d="M85 0c-44 0-85 76-85 155v620c0 79 41 156 85 156h1439c43 0 84-77 84-156v-620c0-79-41-155-84-155zM0 0zM1609 931z">
          <text:p text:style-name="P3"><text:span text:style-name="T4">type /</text:span></text:p>
          <text:p text:style-name="P3"><text:span text:style-name="T4">longueur</text:span></text:p>
        </draw:path>
        <draw:path draw:style-name="gr8" draw:text-style-name="P8" draw:layer="layout" svg:width="1.862cm" svg:height="0.93cm" svg:x="15.105cm" svg:y="4.18cm" svg:viewBox="0 0 1863 931" svg:d="M97 0c-48 0-97 76-97 155v620c0 79 49 156 97 156h1668c48 0 97-77 97-156v-620c0-79-49-155-97-155zM0 0zM1863 931z">
          <text:p text:style-name="P3"><text:span text:style-name="T2">FCS</text:span></text:p>
        </draw:path>
        <draw:path draw:style-name="gr8" draw:text-style-name="P9" draw:layer="layout" svg:width="1.862cm" svg:height="0.93cm" svg:x="6.128cm" svg:y="4.18cm" svg:viewBox="0 0 1863 931" svg:d="M97 0c-48 0-97 76-97 155v620c0 79 49 156 97 156h1668c48 0 97-77 97-156v-620c0-79-49-155-97-155zM0 0zM1863 931z">
          <text:p text:style-name="P3"><text:span text:style-name="T5">Tag</text:span></text:p>
        </draw:path>
        <draw:line draw:style-name="gr9" draw:text-style-name="P10" draw:layer="layout" svg:x1="6.157cm" svg:y1="3.051cm" svg:x2="6.157cm" svg:y2="4.176cm">
          <text:p/>
        </draw:line>
        <draw:line draw:style-name="gr9" draw:text-style-name="P10" draw:layer="layout" svg:x1="6.157cm" svg:y1="3.051cm" svg:x2="6.682cm" svg:y2="3.576cm">
          <text:p/>
        </draw:line>
        <draw:line draw:style-name="gr9" draw:text-style-name="P11" draw:layer="layout" svg:x1="7.581cm" svg:y1="3.576cm" svg:x2="8.106cm" svg:y2="4.176cm">
          <text:p/>
        </draw:line>
        <draw:line draw:style-name="gr9" draw:text-style-name="P11" draw:layer="layout" svg:x1="6.682cm" svg:y1="3.576cm" svg:x2="7.582cm" svg:y2="3.576cm">
          <text:p/>
        </draw:line>
        <draw:line draw:style-name="gr10" draw:text-style-name="P12" draw:layer="layout" svg:x1="7.718cm" svg:y1="1.546cm" svg:x2="15.236cm" svg:y2="1.546cm">
          <text:p/>
        </draw:line>
        <draw:frame draw:style-name="gr1" draw:text-style-name="P2" draw:layer="layout" svg:width="2.195cm" svg:height="0.708cm" svg:x="6.055cm" svg:y="3.672cm">
          <draw:text-box>
            <text:p text:style-name="P1"><text:span text:style-name="T1">4 octets</text:span></text:p>
          </draw:text-box>
        </draw:frame>
        <draw:path draw:style-name="gr11" draw:text-style-name="P13" draw:layer="layout" svg:width="1.874cm" svg:height="0.937cm" svg:x="4.626cm" svg:y="5.791cm" svg:viewBox="0 0 1875 938" svg:d="M98 0c-49 0-98 77-98 156v625c0 78 49 157 98 157h1678c49 0 98-79 98-157v-625c0-79-49-156-98-156zM0 0zM1875 938z">
          <text:p text:style-name="P3"><text:span text:style-name="T5">TPID</text:span></text:p>
        </draw:path>
        <draw:path draw:style-name="gr12" draw:text-style-name="P14" draw:layer="layout" svg:width="1.124cm" svg:height="0.937cm" svg:x="6.5cm" svg:y="5.791cm" svg:viewBox="0 0 1125 938" svg:d="M59 0c-29 0-59 77-59 156v625c0 78 30 157 59 157h1006c30 0 59-79 59-157v-625c0-79-29-156-59-156zM0 0zM1125 938z">
          <text:p text:style-name="P3"><text:span text:style-name="T5">Prio</text:span></text:p>
        </draw:path>
        <draw:path draw:style-name="gr13" draw:text-style-name="P15" draw:layer="layout" svg:width="0.749cm" svg:height="0.937cm" svg:x="7.625cm" svg:y="5.791cm" svg:viewBox="0 0 750 938" svg:d="M39 0c-20 0-39 77-39 156v625c0 78 19 157 39 157h672c19 0 39-79 39-157v-625c0-79-20-156-39-156zM0 0zM750 938z">
          <text:p text:style-name="P3"><text:span text:style-name="T6">CFI</text:span></text:p>
        </draw:path>
        <draw:path draw:style-name="gr14" draw:text-style-name="P16" draw:layer="layout" svg:width="1.874cm" svg:height="0.937cm" svg:x="8.375cm" svg:y="5.791cm" svg:viewBox="0 0 1875 938" svg:d="M98 0c-49 0-98 77-98 156v625c0 78 49 157 98 157h1678c49 0 98-79 98-157v-625c0-79-49-156-98-156zM0 0zM1875 938z">
          <text:p text:style-name="P3"><text:span text:style-name="T5">VLAN ID</text:span></text:p>
        </draw:path>
        <draw:line draw:style-name="gr9" draw:text-style-name="P17" draw:layer="layout" svg:x1="9.682cm" svg:y1="5.452cm" svg:x2="10.207cm" svg:y2="5.827cm">
          <text:p/>
        </draw:line>
        <draw:line draw:style-name="gr9" draw:text-style-name="P17" draw:layer="layout" svg:x1="4.657cm" svg:y1="5.827cm" svg:x2="5.182cm" svg:y2="5.452cm">
          <text:p/>
        </draw:line>
        <draw:line draw:style-name="gr9" draw:text-style-name="P17" draw:layer="layout" svg:x1="5.182cm" svg:y1="5.452cm" svg:x2="5.632cm" svg:y2="5.452cm">
          <text:p/>
        </draw:line>
        <draw:line draw:style-name="gr9" draw:text-style-name="P17" draw:layer="layout" svg:x1="8.631cm" svg:y1="5.452cm" svg:x2="9.649cm" svg:y2="5.452cm">
          <text:p/>
        </draw:line>
        <draw:line draw:style-name="gr9" draw:text-style-name="P10" draw:layer="layout" svg:x1="8.032cm" svg:y1="5.002cm" svg:x2="8.632cm" svg:y2="5.452cm">
          <text:p/>
        </draw:line>
        <draw:line draw:style-name="gr9" draw:text-style-name="P10" draw:layer="layout" svg:x1="5.632cm" svg:y1="5.452cm" svg:x2="6.232cm" svg:y2="5.002cm">
          <text:p/>
        </draw:line>
        <draw:frame draw:style-name="gr15" draw:text-style-name="P18" draw:layer="layout" svg:width="1.984cm" svg:height="0.708cm" svg:x="4.328cm" svg:y="6.677cm">
          <draw:text-box>
            <text:p text:style-name="P1"><text:span text:style-name="T7">16 bits</text:span></text:p>
          </draw:text-box>
        </draw:frame>
        <draw:frame draw:style-name="gr16" draw:text-style-name="P18" draw:layer="layout" svg:width="1.772cm" svg:height="0.708cm" svg:x="6.194cm" svg:y="6.677cm">
          <draw:text-box>
            <text:p text:style-name="P1"><text:span text:style-name="T7">3 bits</text:span></text:p>
          </draw:text-box>
        </draw:frame>
        <draw:frame draw:style-name="gr17" draw:text-style-name="P18" draw:layer="layout" svg:width="1.56cm" svg:height="0.708cm" svg:x="7.601cm" svg:y="6.677cm">
          <draw:text-box>
            <text:p text:style-name="P1"><text:span text:style-name="T7">1 bit</text:span></text:p>
          </draw:text-box>
        </draw:frame>
        <draw:frame draw:style-name="gr18" draw:text-style-name="P18" draw:layer="layout" svg:width="1.984cm" svg:height="0.708cm" svg:x="8.896cm" svg:y="6.677cm">
          <draw:text-box>
            <text:p text:style-name="P1"><text:span text:style-name="T7">12 bits</text:span></text:p>
          </draw:text-box>
        </draw:frame>
        <draw:frame draw:style-name="gr1" draw:text-style-name="P2" draw:layer="layout" svg:width="2.195cm" svg:height="0.708cm" svg:x="3.563cm" svg:y="1.65cm">
          <draw:text-box>
            <text:p text:style-name="P1"><text:span text:style-name="T1">6 octets</text:span></text:p>
          </draw:text-box>
        </draw:frame>
        <draw:frame draw:style-name="gr1" draw:text-style-name="P2" draw:layer="layout" svg:width="2.195cm" svg:height="0.708cm" svg:x="5.85cm" svg:y="1.65cm">
          <draw:text-box>
            <text:p text:style-name="P1"><text:span text:style-name="T1">2 octets</text:span></text:p>
          </draw:text-box>
        </draw:frame>
        <draw:custom-shape draw:style-name="gr19" draw:text-style-name="P19" draw:layer="layout" svg:width="5.505cm" svg:height="0.931cm" svg:x="9.6cm" svg:y="4.18cm"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19" draw:layer="layout" svg:width="7.367cm" svg:height="0.932cm" svg:x="7.738cm" svg:y="2.148cm"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11-14T21:03:54</meta:creation-date>
    <dc:date>2025-09-20T10:18:58.755333000</dc:date>
    <meta:editing-duration>PT1H48M4S</meta:editing-duration>
    <meta:editing-cycles>18</meta:editing-cycles>
    <meta:generator>LibreOffice/25.8.1.1$MacOSX_X86_64 LibreOffice_project/54047653041915e595ad4e45cccea684809c77b5</meta:generator>
    <dc:creator>Philippe Latu</dc:creator>
    <meta:document-statistic meta:object-count="38"/>
  </office:meta>
</office:document-meta>
</file>